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Microsoft Sans Serif"/>
    </style:style>
    <style:style style:name="P2" style:family="paragraph" style:parent-style-name="Standard">
      <style:text-properties style:font-name="Microsoft Sans Serif" officeooo:rsid="00015fe1" officeooo:paragraph-rsid="00015fe1"/>
    </style:style>
    <style:style style:name="P3" style:family="paragraph" style:parent-style-name="Standard" style:list-style-name="L1">
      <style:text-properties style:font-name="Microsoft Sans Serif" officeooo:rsid="00015fe1" officeooo:paragraph-rsid="0001943b"/>
    </style:style>
    <style:style style:name="P4" style:family="paragraph" style:parent-style-name="Standard" style:list-style-name="L1">
      <style:text-properties style:font-name="Microsoft Sans Serif" officeooo:rsid="00015fe1" officeooo:paragraph-rsid="00015fe1"/>
    </style:style>
    <style:style style:name="P5" style:family="paragraph" style:parent-style-name="Standard" style:list-style-name="L1">
      <style:text-properties style:font-name="Microsoft Sans Serif" officeooo:rsid="0001ba22" officeooo:paragraph-rsid="0001ba22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Level 2 Project</text:p>
      <text:p text:style-name="P2"/>
      <text:list text:style-name="L1">
        <text:list-item>
          <text:p text:style-name="P3">Personal Dashboard</text:p>
          <text:p text:style-name="P3"><text:line-break/><text:span text:style-name="T1">HTML, CSS, JavaScript Features: </text:span></text:p>
          <text:p text:style-name="P3"><text:line-break/>✅ Dynamic welcome message based on the time of day <text:line-break/>✅ Weather widget (Fetch API - OpenWeather) <text:line-break/>✅ To-do list (Local Storage) <text:line-break/>✅ Notes section (Local Storage) <text:line-break/>✅ Navigation between sections (home, weather, tasks, notes) <text:line-break/>✅ Responsive design<text:line-break/><text:line-break/></text:p>
        </text:list-item>
      </text:list>
      <text:p text:style-name="P2"/>
      <text:list text:continue-numbering="true" text:style-name="L1">
        <text:list-item>
          <text:p text:style-name="P4">Ideas:</text:p>
          <text:list>
            <text:list-item>
              <text:p text:style-name="P4">Tony Stark: Jarvis console inspired theme (HTML Template for inspo)</text:p>
            </text:list-item>
            <text:list-item>
              <text:p text:style-name="P4">Batman: Alfred AI console inspired theme (<text:a xlink:type="simple" xlink:href="https://www.color-hex.com/color-palette/18062" text:style-name="Internet_20_link" text:visited-style-name="Visited_20_Internet_20_Link">https://www.color-hex.com/color-palette/18062</text:a>)</text:p>
            </text:list-item>
            <text:list-item>
              <text:p text:style-name="P5">Glimmering hover animation when moving mouse over blocks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5T07:10:25.026340000</meta:creation-date>
    <dc:date>2026-02-18T00:30:36.525957000</dc:date>
    <meta:editing-duration>P2DT12H21M3S</meta:editing-duration>
    <meta:editing-cycles>1</meta:editing-cycles>
    <meta:generator>LibreOffice/25.8.4.2$MacOSX_X86_64 LibreOffice_project/290daaa01b999472f0c7a3890eb6a550fd74c6df</meta:generator>
    <meta:document-statistic meta:table-count="0" meta:image-count="0" meta:object-count="0" meta:page-count="1" meta:paragraph-count="8" meta:word-count="80" meta:character-count="533" meta:non-whitespace-character-count="458"/>
  </office:meta>
</office:document-meta>
</file>